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rvletBean.addRequired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Bean.initServl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Bean.initBeanWrapper( BeanWrapper b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ervletBean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ervletBean.getServl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rvletBean.creat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figPropertyValues.ServletConfigPropertyValues( ServletConfig config , Set &lt; String &gt; required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tpServletBean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tpServletBean.getEnviron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